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524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u Jul 07 19:12:23 2022 <text:span text:style-name="T1">to </text:span>Fri Jul 08 04:17:04 2022</text:p>
      <text:p text:style-name="Standard">Total run time: 9 hours 4 minutes and 41 seconds</text:p>
      <text:p text:style-name="Standard"/>
      <text:p text:style-name="Standard">Data Type: Integer</text:p>
      <text:p text:style-name="Standard">Operators (code number, name, population) </text:p>
      <text:p text:style-name="Standard"><text:tab/>(1) Cloning........................... <text:tab/>7</text:p>
      <text:p text:style-name="Standard"><text:tab/>(2) Uniform Mutation.................. <text:tab/>6</text:p>
      <text:p text:style-name="Standard"><text:tab/>(3) Boundary Mutation................. <text:tab/>6</text:p>
      <text:p text:style-name="Standard"><text:tab/>(4) Non-Uniform Mutation.............. <text:tab/>6</text:p>
      <text:p text:style-name="Standard"><text:tab/>(5) Polytope Crossover................ <text:tab/>6</text:p>
      <text:p text:style-name="Standard"><text:tab/>(6) Simple Crossover.................. <text:tab/>6</text:p>
      <text:p text:style-name="Standard"><text:tab/>(7) Whole Non-Uniform Mutation........ <text:tab/>6</text:p>
      <text:p text:style-name="Standard"><text:tab/>(8) Heuristic Crossover............... <text:tab/>6</text:p>
      <text:p text:style-name="Standard"><text:tab/>(9) Local-Minimum Crossover........... <text:tab/>0</text:p>
      <text:p text:style-name="Standard"/>
      <text:p text:style-name="Standard">HARD Maximum Number of Generations: 70</text:p>
      <text:p text:style-name="Standard">Maximum Nonchanging Generations: 20</text:p>
      <text:p text:style-name="Standard">Population size <text:s text:c="6"/>: 50</text:p>
      <text:p text:style-name="Standard">Convergence Tolerance: 2.000000e+00</text:p>
      <text:p text:style-name="Standard"/>
      <text:p text:style-name="Standard">Not Using the BFGS Derivative Based Optimizer on the Best Individual Each Generation.</text:p>
      <text:p text:style-name="Standard">Not Checking Gradients before Stopping.</text:p>
      <text:p text:style-name="Standard">Not Using Out of Bounds Individuals and Not Allowing Trespassing.</text:p>
      <text:p text:style-name="Standard"/>
      <text:p text:style-name="Standard">Maximization Problem.</text:p>
      <text:p text:style-name="Standard"/>
      <text:p text:style-name="Standard">Generation#<text:tab/> <text:s text:c="3"/>Solution Value</text:p>
      <text:p text:style-name="Standard"/>
      <text:p text:style-name="Standard"><text:s text:c="6"/>0 <text:tab/>1.280142e+02</text:p>
      <text:p text:style-name="Standard"><text:s text:c="6"/>1 <text:tab/>1.490572e+02</text:p>
      <text:p text:style-name="Standard"><text:s text:c="6"/>2 <text:tab/>1.536383e+02</text:p>
      <text:p text:style-name="Standard"><text:s text:c="6"/>3 <text:tab/>1.581015e+02</text:p>
      <text:p text:style-name="Standard"><text:s text:c="6"/>5 <text:tab/>1.601307e+02</text:p>
      <text:p text:style-name="Standard"><text:s text:c="6"/>6 <text:tab/>1.621468e+02</text:p>
      <text:p text:style-name="Standard"><text:s text:c="6"/>7 <text:tab/>1.715017e+02</text:p>
      <text:p text:style-name="Standard"><text:s text:c="5"/>12 <text:tab/>1.773690e+02</text:p>
      <text:p text:style-name="Standard"><text:s text:c="5"/>14 <text:tab/>1.800444e+02</text:p>
      <text:p text:style-name="Standard"><text:s text:c="5"/>16 <text:tab/>1.873886e+02</text:p>
      <text:p text:style-name="Standard"><text:s text:c="5"/>18 <text:tab/>1.958886e+02</text:p>
      <text:p text:style-name="Standard"><text:s text:c="5"/>26 <text:tab/>1.981007e+02</text:p>
      <text:p text:style-name="Standard"><text:s text:c="5"/>32 <text:tab/>2.003035e+02</text:p>
      <text:p text:style-name="Standard"><text:s text:c="5"/>38 <text:tab/>2.024221e+02</text:p>
      <text:p text:style-name="Standard"><text:s text:c="5"/>45 <text:tab/>2.046042e+02</text:p>
      <text:p text:style-name="Standard"><text:s text:c="5"/>48 <text:tab/>2.095439e+02</text:p>
      <text:p text:style-name="Standard"><text:s text:c="5"/>51 <text:tab/>2.191480e+02</text:p>
      <text:p text:style-name="Standard"><text:s text:c="5"/>63 <text:tab/>2.217849e+02</text:p>
      <text:p text:style-name="Standard"><text:s text:c="5"/>66 <text:tab/>2.251505e+02</text:p>
      <text:p text:style-name="Standard"/>
      <text:p text:style-name="Standard">NOTE: HARD MAXIMUM GENERATION LIMIT HIT</text:p>
      <text:p text:style-name="Standard"><text:soft-page-break/></text:p>
      <text:p text:style-name="Standard">Solution Fitness Value: 2.259403e+0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08T06:38:49.222000000</meta:creation-date>
    <dc:date>2022-07-08T06:42:39.018000000</dc:date>
    <meta:editing-duration>PT3M50S</meta:editing-duration>
    <meta:editing-cycles>1</meta:editing-cycles>
    <meta:document-statistic meta:table-count="0" meta:image-count="0" meta:object-count="0" meta:page-count="2" meta:paragraph-count="43" meta:word-count="163" meta:character-count="1386" meta:non-whitespace-character-count="1116"/>
    <meta:generator>LibreOffice/6.4.4.2$Windows_X86_64 LibreOffice_project/3d775be2011f3886db32dfd395a6a6d1ca2630ff</meta:generator>
  </office:meta>
</office:document-meta>
</file>